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gnedObject.getSign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edObject.verify( java . security . PublicKey var0 , java . security . Signatur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edObject.SignedObject( java . io . Serializable var0 , java . security . PrivateKey var1 , java . security . Signature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edObject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edObject.getAlgorith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